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2.249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oria Geral dos Contratos</text:p>
      <text:p text:style-name="P1"/>
      <text:p text:style-name="P1">Contratos</text:p>
      <text:p text:style-name="Standard"/>
      <text:p text:style-name="Text_20_body">A idéia de um contrato absolutamente paritário é aquela ínsita ao direito privado. Duas pessoas, ao tratarem de um objeto a ser contratado, discutem todas as cláusulas minudentemente, propõem e contrapõem a respeito de preço, prazo, condições, formas de pagamento etc., até chegarem ao momento culminante, que é a conclusão do contrato. Nesse tipo de contrato, sobreleva-se a autonomia da vontade: quem vende ou compra; aluga ou toma alugado; empresta ou toma emprestado está em igualdade de condições para impor sua vontade nesta ou naquela cláusula, transigindo num ou noutro ponto da relação contratual para atingir o fim desejado. Venosa, 2006.</text:p>
      <text:p text:style-name="Text_20_body">O contrato torna-se hoje, portanto, um mecanismo funcional e instrumental da sociedade em geral e da empresa.</text:p>
      <text:p text:style-name="Text_20_body">A economia de massa exige contratos impessoais e padronizados; doutro modo, o individualismo tronaria a sociedade inviável.</text:p>
      <text:p text:style-name="Text_20_body">O contrato é um //produto espiritual//. Uma vez livremente pactuado, deve ser seguido.</text:p>
      <text:p text:style-name="Text_20_body">Para Venosa 2006, um contrato válido e eficaz deve ser cumprido pelas partes: //pacta sunt servanda//. O acordo de vontades faz lei entre as partes, dicção que não pode ser tomada peremptória, aliás, como tudo em Direito.</text:p>
      <text:p text:style-name="Text_20_body">Ninguém pode alterar unilateralmente o conteúdo do contrato, nem pode o juiz, como princípio, intervir nesse conteúdo.</text:p>
      <text:p text:style-name="Standard">O contrato, abrange nesse conceito todos os negócios jurídicos resultantes de acordo de vontades, de modo a uniformizar sua feição e excluir qualquer controvérsia, seja qual for o tipo de contrato, desde que se tenha um acordo bilateral ou plurilateral de vontades. M. H. Diniz 2009.</text:p>
      <text:p text:style-name="Standard"/>
      <text:p text:style-name="Standard">1-Contratos em geral</text:p>
      <text:p text:style-name="Standard"><text:s/></text:p>
      <text:p text:style-name="Standard">De acordo com Diniz 2009, contrato é o acordo de duas ou mais vontades, na conformidade da ordem jurídica, destinado a estabelecer uma regulamentação de interesses entre as partes, com o escopo de adquirir, modificar ou extinguir relações jurídicas de natureza patrimonial.</text:p>
      <text:p text:style-name="Standard"/>
      <text:p text:style-name="Standard"/>
      <text:p text:style-name="Standard">1.1 - Requisitos (CC, ART. 104, I, II, III)</text:p>
      <text:p text:style-name="Standard"/>
      <text:p text:style-name="Standard">- Subjetivos</text:p>
      <text:p text:style-name="Standard"/>
      <text:p text:style-name="Standard"><text:s text:c="2"/>- Existência de duas ou mais pessoas.</text:p>
      <text:p text:style-name="Standard"/>
      <text:p text:style-name="Standard"><text:s text:c="2"/>- Capacidade genérica para praticar os atos da vida civil.</text:p>
      <text:p text:style-name="Standard"/>
      <text:p text:style-name="Standard"><text:s text:c="2"/>- Aptidão especifica para contratar.</text:p>
      <text:p text:style-name="Standard"/>
      <text:p text:style-name="Standard"><text:s text:c="2"/>- Consentimento das partes contratantes</text:p>
      <text:p text:style-name="Standard"/>
      <text:p text:style-name="Standard">- Objetivos</text:p>
      <text:p text:style-name="Standard"/>
      <text:p text:style-name="Standard"><text:s text:c="2"/>- Licitude do objeto contratado.</text:p>
      <text:p text:style-name="Standard"/>
      <text:p text:style-name="Standard"><text:s text:c="2"/>- Possibilidade física ou jurídica do objeto do negocio jurídico</text:p>
      <text:p text:style-name="Standard"/>
      <text:p text:style-name="Standard"><text:soft-page-break/><text:s text:c="2"/>- Determinação do objeto do contrato.</text:p>
      <text:p text:style-name="Standard"/>
      <text:p text:style-name="Standard"><text:s text:c="2"/>- Economicidade de seu objeto.</text:p>
      <text:p text:style-name="Standard"/>
      <text:p text:style-name="Standard">- Formais</text:p>
      <text:p text:style-name="Standard"/>
      <text:p text:style-name="Standard"><text:s text:c="2"/>- CC, Arts, 107-108</text:p>
      <text:p text:style-name="Standard"/>
      <text:p text:style-name="Standard"/>
      <text:p text:style-name="Standard"><text:s/>2- Princípios fundamentais do direito contratual</text:p>
      <text:p text:style-name="Standard"><text:s text:c="2"/></text:p>
      <text:p text:style-name="Standard"/>
      <text:p text:style-name="Standard">2.1 Principio da autonomia da vontade e da função social do contrato</text:p>
      <text:p text:style-name="Standard"><text:tab/></text:p>
      <text:p text:style-name="Standard">Consiste no poder das partes de estipular livremente, como melhor lhes convir mediante acordo de vontades, a disciplina de seus interesses, suscitando efeitos tutelados pela ordem jurídica, envolvendo, alem da liberdade de criação do contrato, a liberdade de contratar ou não contratar, de escolher o outro contratante e de fixar o controle contratado, limitadas pelo principio da função social do contrato, pelas normas de ordem publica, pelos bons costumes e pela revisão judicial dos contratos.</text:p>
      <text:p text:style-name="Standard"/>
      <text:p text:style-name="Standard"/>
      <text:p text:style-name="Standard">2.2 - Principio do consensualismo</text:p>
      <text:p text:style-name="Standard"><text:tab/></text:p>
      <text:p text:style-name="Standard">Segundo esse principio, o simples acordo de 2 ou mais vontades basta para gerar contrato valido, pois a maioria dos negócios jurídicos bilaterais é consensual, embora alguns, por serem solenes, tenham sua validade condicionada a observância de certas formalidades legais.</text:p>
      <text:p text:style-name="Standard"/>
      <text:p text:style-name="Standard"/>
      <text:p text:style-name="Standard">2.3 - principio da obrigatoriedade da convenção</text:p>
      <text:p text:style-name="Standard"/>
      <text:p text:style-name="Standard">Por esse principio, as estipulações feitas no contrato deverão ser fielmente cumpridas, sob pena de execução patrimonial contra o inadimplente. O ato negocial, por ser uma forma jurídica, constituindo lei entre as partes, é intangível, a menos que ambas as partes ou rescindam voluntariamente ou ajam a escusa por caso fortuito ou forca maior (CC, art. 393, paragrafo único), de tal sorte que não se poderá alterar seu conteúdo, nem mesmo judicialmente. Entretanto, tem-se admitido, ante o principio do equilíbrio contratual ou da equivalência material das prestações, que a forca vinculante dos contratos seja contida pelo magistrado em certas circunstancias excepcionais ou extraordinárias que impossibilitem a previsão de excessiva onerosidade do cumprimento da prestação (Lei n. 8.078/90, arts. 6o, V, e 51; CC, arts. 317, 478, 479 e 480).</text:p>
      <text:p text:style-name="Standard"/>
      <text:p text:style-name="Standard"/>
      <text:p text:style-name="Standard">2.4 - principio da relatividade dos efeitos do contrato</text:p>
      <text:p text:style-name="Standard"><text:tab/></text:p>
      <text:p text:style-name="Standard">Por esse principio, a avenca apenas vincula as partes que nela intervieram, não aproveitando nem prejudicando terceiros, salvo raras exceções.</text:p>
      <text:p text:style-name="Standard"/>
      <text:p text:style-name="Standard"/>
      <text:p text:style-name="Standard">2.5 principio da boa fé</text:p>
      <text:p text:style-name="Standard"/>
      <text:p text:style-name="Standard">Segundo esse principio, na interpretação do contrato, é preciso ater-se mais à intenção do que ao sentido literal da linguagem, e, em prol do interesse social de segurança das relações jurídicas, as <text:soft-page-break/>partes deverão agir com lealdade e confiança reciprocas, auxiliando-se mutuamente na formação e execução do contrato. </text:p>
      <text:p text:style-name="Standard"/>
      <text:p text:style-name="Standard"/>
      <text:p text:style-name="Standard">3 - Formação do contrato</text:p>
      <text:p text:style-name="Standard"><text:s text:c="2"/></text:p>
      <text:p text:style-name="Standard"/>
      <text:p text:style-name="Standard">3.1- Elementos indispensáveis à constituição do contrato</text:p>
      <text:p text:style-name="Standard"><text:tab/></text:p>
      <text:p text:style-name="Standard"/>
      <text:p text:style-name="Standard">Acordo de vontades das partes contratantes, tácito ou expresso, que se manifesta de um lado pela oferta e de outro pela aceitação A proposta e aceitação, são elementos indispensáveis à formação do contrato, e entre elas gira toda a controvérsia sobre a forca obrigatória do contrato, sobre o momento exato em que ambas se fundem para produzir a relação contratual e sobre o lugar em que se reputará celebrado o negocio jurídico</text:p>
      <text:p text:style-name="Standard"/>
      <text:p text:style-name="Standard"/>
      <text:p text:style-name="Standard">3.2 - Fases da formação do vinculo contratual</text:p>
      <text:p text:style-name="Standard"/>
      <text:p text:style-name="Standard"/>
      <text:p text:style-name="Standard">3.2.1 -Negociações preliminares</text:p>
      <text:p text:style-name="Standard"><text:tab/></text:p>
      <text:p text:style-name="Standard"/>
      <text:p text:style-name="Standard">Consistem nas conversações previas, sondagens e estudos sobre os interesses de cada contraente, tendo em vista o contrato futuro, sem que aja qualquer vinculação jurídica entre os participantes, embora excepcionalmente surja responsabilidade civil no campo da culpa aquiliana.</text:p>
      <text:p text:style-name="Standard"/>
      <text:p text:style-name="Standard"/>
      <text:p text:style-name="Standard">3.2.2 -Proposta</text:p>
      <text:p text:style-name="Standard"/>
      <text:p text:style-name="Standard">A oferta ou a proposta é uma declaração receptícia de vontade, dirigida por uma pessoa à outra (com quem pretende celebrar um contrato), por forca da qual a primeira manifesta sua intenção de se considerar vinculada, se a outra parte aceitar.</text:p>
      <text:p text:style-name="Standard"/>
      <text:p text:style-name="Standard"/>
      <text:p text:style-name="Standard">3.2.3 - Caracteristicas</text:p>
      <text:p text:style-name="Standard"><text:tab/><text:tab/><text:tab/></text:p>
      <text:p text:style-name="Standard">- É declaração unilateral de vontade, por parte do proponente.</text:p>
      <text:p text:style-name="Standard"/>
      <text:p text:style-name="Standard">- Reveste-se de forca vinculante em relação ao que a formou-a, se o contrario não resultar dos termos dela, da natureza do negocio ou das circunstancias do caso (CC, arts. 427, 428).</text:p>
      <text:p text:style-name="Standard"/>
      <text:p text:style-name="Standard">- É um negócio jurídico receptício</text:p>
      <text:p text:style-name="Standard"/>
      <text:p text:style-name="Standard">- Deve conter todos os elementos essenciais do negocio jurídico proposto.</text:p>
      <text:p text:style-name="Standard"/>
      <text:p text:style-name="Standard">- É elemento inicial do contrato, devendo ser, por isso, séria, completa, precisa e inequívoca</text:p>
      <text:p text:style-name="Standard"/>
      <text:p text:style-name="Standard"/>
      <text:p text:style-name="Standard">3.2.4 -Obrigatoriedade</text:p>
      <text:p text:style-name="Standard"><text:tab/></text:p>
      <text:p text:style-name="Standard">A obrigatoriedade da oferta consiste no ônus, imposto ao proponente, de não a revogar por um certo <text:soft-page-break/>tempo a partir de sua existência sob pena de ressarcir perdas e danos, substituindo até mesmo em face da morte ou incapacidade superveniente do proponente antes da aceitação, salvo se outra houver sido a intenção Porem, essa sua forca vinculante não é absoluta, pois o CC, arts. 427 e 428, I a IV, reconhece alguns casos em que deixara de ser obrigatórios (RJT, 53:675).</text:p>
      <text:p text:style-name="Standard"/>
      <text:p text:style-name="Standard"/>
      <text:p text:style-name="Standard">3.2.5 - Aceitação</text:p>
      <text:p text:style-name="Standard"><text:tab/></text:p>
      <text:p text:style-name="Standard">A aceitação é a manifestação da vontade, expressa ou tacita da parte do destinatario de uma proposta, feita dentro do prazo, aderindo a esta em todos os seus termos, tornando o contrato definitivamente concluido, desde que chegue, oportunamente, ao conhecimento do ofertante.</text:p>
      <text:p text:style-name="Standard"/>
      <text:p text:style-name="Standard">- Nao existe obediencia a determinada forma, salvo nos contratos solenes, podendo ser expressa ou tacita (CC. art. 432).</text:p>
      <text:p text:style-name="Standard"/>
      <text:p text:style-name="Standard">- Deve ser oportuno (CC, arts. 430 e 431).</text:p>
      <text:p text:style-name="Standard"/>
      <text:p text:style-name="Standard">- Deve corresponder a uma adesao integral à oferta.</text:p>
      <text:p text:style-name="Standard"/>
      <text:p text:style-name="Standard">- Deve ser conclusiva e coerente.</text:p>
      <text:p text:style-name="Standard"/>
      <text:p text:style-name="Standard"/>
      <text:p text:style-name="Standard">3.2.6 - <text:tab/>Aceitacoes nos contratos //inter praesentes//</text:p>
      <text:p text:style-name="Standard"><text:tab/></text:p>
      <text:p text:style-name="Standard">Se o negocio for entre presentes, a oferta podera estipular ou nao prazo para aceitacao. Se nao contiver prazo a aceitacao devera ser manifestada imediatamente, e, se houver prazo, devera ser pronunciada no termo concedido.</text:p>
      <text:p text:style-name="Standard"/>
      <text:p text:style-name="Standard"/>
      <text:p text:style-name="Standard">3.2.7 - Aceitacao nos contratos //inter absentes//</text:p>
      <text:p text:style-name="Standard"><text:tab/></text:p>
      <text:p text:style-name="Standard">Se o contrato for entre ausentes, existindo prazo, este devera ser observado, mas se a aceitacao se atrazar, sem culpa do oblato, o proponente devera dar ciencia do fato ao aceitante, sob pena de responder perdas e danos (CC, art. 431). Se o ofertante não extipulou <text:s/>qualquer prazo, a aceitação deverá ser manifestada dentro do tempo suficiente para chegar a resposta ao conhecimento do proponente.</text:p>
      <text:p text:style-name="Standard"/>
      <text:p text:style-name="Standard"/>
      <text:p text:style-name="Standard">3.2.8 - <text:tab/>Retratação do aceitante</text:p>
      <text:p text:style-name="Standard"><text:tab/></text:p>
      <text:p text:style-name="Standard">O aceitante poderá arrepender-se, desde que sua retratação chegue ao conhecimento do ofertante antes da aceitação ou juntamente com ela.</text:p>
      <text:p text:style-name="Standard"/>
      <text:p text:style-name="Standard"/>
      <text:p text:style-name="Standard">3.2.9 - Momento da conclusão do contrato</text:p>
      <text:p text:style-name="Standard"/>
      <text:p text:style-name="Standard">Contrato entre presentes - Neste contrato as partes encontrar-se-ão vinculadas no mesmo instante em que o oblato aceitar a oferta; só então o contrato começará a produzir efeitos jurídicos.</text:p>
      <text:p text:style-name="Standard"/>
      <text:p text:style-name="Standard"/>
      <text:p text:style-name="Standard">Contratos entre ausentes - Segundo a teoria da agnição ou declaração, na sua segunda modalidade, isto é, de expedição a que se filiou nosso CC, no art. 434, os contratos por correspondência epistolar <text:soft-page-break/>ou telegrafica tornando-se perfeitos desde que a aceitação é expedida, desde que não se apresentem as exceções do art. 434, II e III, hipóteses em que se aplica a teoria da recepção.</text:p>
      <text:p text:style-name="Standard"/>
      <text:p text:style-name="Standard"/>
      <text:p text:style-name="Standard">3.2.10 - Lugar da celebração do negócio jurídico contratual</text:p>
      <text:p text:style-name="Standard"/>
      <text:p text:style-name="Standard">- Pelo CC, art. 435, o contrato reputar-se-á celebrado no local em que foi proposto.</text:p>
      <text:p text:style-name="Standard"/>
      <text:p text:style-name="Standard">- Pela LICC, art. 9o, parágrafo 2o, aplicaveis no direito internacional privado, a obrigação resultante do contrato considerar-se-á constituida no lugar em que se residir o proponente.</text:p>
      <text:p text:style-name="Standard"/>
      <text:p text:style-name="Standard"/>
      <text:p text:style-name="Standard">4 - Interpretação do Contrato</text:p>
      <text:p text:style-name="Standard"><text:s text:c="2"/></text:p>
      <text:p text:style-name="Standard">A interpretação do contrato exerce, concomitantemente, função objetiva e subjetiva, pois, além de analisar o ato negocial e suas clausulas, deverá examinar a intenção comum das partes contratantes. Situa-se na seara do conteúdo da declaração volitiva, fixando-se em normas empíricas, mais de lógica pratica do que de normação legal.</text:p>
      <text:p text:style-name="Standard"/>
      <text:p text:style-name="Standard"/>
      <text:p text:style-name="Standard">4.1 - Regras Interpretativas</text:p>
      <text:p text:style-name="Standard"><text:tab/></text:p>
      <text:p text:style-name="Standard">- O nosso CC, não tendo nenhum capítulo relativo a interpretação do contrato, contém unicamente cinco normas interpretativas: arts. 112, 114, 819, 113 e 423. Vide Lei n. 8.078/90, art. 47 e Lei 9.610/98 art. 4o.</text:p>
      <text:p text:style-name="Standard"/>
      <text:p text:style-name="Standard">- Por isso, a doutrina e a jurisprudencia, com base nesses dispositivos, criaram algumas regras de hermeneutica, para facilidar a ação do interprete, como as consignadas, dentre outras.</text:p>
      <text:p text:style-name="Standard"/>
      <text:p text:style-name="Standard"/>
      <text:p text:style-name="Standard">5 - Classificação dos contratos no Direito Civil Brasileiro</text:p>
      <text:p text:style-name="Standard"><text:s text:c="2"/></text:p>
      <text:p text:style-name="Standard">5.1 - Contratos considerados em si mesmos</text:p>
      <text:p text:style-name="Standard"><text:tab/></text:p>
      <text:p text:style-name="Standard">- Contratos unilaterais e Bilaterais. Serão unilaterais se uma só das partes assumir obrigações em face da outra; p. ex.: Comodato, Mútuo, Mantato, Depósito. Serão bilaterais se cada contraente for credor e devedor do outro, produzindo direitos e obrigações para ambos (CC, arts. 476, 477); p. ex.: compra e venda, troca, locação etc.</text:p>
      <text:p text:style-name="Standard"/>
      <text:p text:style-name="Standard">- Contratos onerosos e gratuitos. Os nerosos são aqueles que trazem vantagens para todos os contratantes, que sofrem um sacrifício patrimonial correspondente a um proveito almejado; p. ex.: locação. Os gratuitos oneram somente uma das partes, proporcionando à outra uma vantagem, sem qualquer contraprestação; p. ex.: doação pura e simples.</text:p>
      <text:p text:style-name="Standard"/>
      <text:p text:style-name="Standard">- Contratos comutativos e aleatórios. Os comutativos são aqueles em que cada contraente, além de recebe do outro prestação equivalente à sua, pode verificar de imediato, essa equivalencia; p. ex.: compra e venda. Os aleatórios são aqueles em que a prestação de uma ou de ambas as partes, depende de um risco, futuro e incerto, não se podendo antecipar o seu montante (CC, arts. 458 a 461); p. ex.: rifa, bilhetes de loteria, seguro etc.</text:p>
      <text:p text:style-name="Standard"/>
      <text:p text:style-name="Standard">- Contratos paritários e contratos por adesão. Os paritários são aqueles em que os interessados, colocados em pé de igualdade, ante o principio da autonomida da vontade, discutem na fase da <text:soft-page-break/>puntuazione, os termos do ato negocial, eliminando os pontos divergentes mediante transigencia mútua. Os contratos por adesão são aqueles em que a manifestação de vontade de uma das partes se redus a mera anuência a uma proposta da outra, como nos ensina R. Limongi França; p. ex.: contrato de trasporte, de fornecimento de gás, água etc.</text:p>
      <text:p text:style-name="Standard"/>
      <text:p text:style-name="Standard"/>
      <text:p text:style-name="Standard">5.2 - Quanto a forma</text:p>
      <text:p text:style-name="Standard"><text:tab/></text:p>
      <text:p text:style-name="Standard">- Contratos consensuais, que se perfazem pela simples anuencia das partes, sem necessidade de outro ato; p. ex.: locação, parceria rural etc.</text:p>
      <text:p text:style-name="Standard"/>
      <text:p text:style-name="Standard">- Contratos solenes, que consiste naqueles para os quais a lei prescreve, para sua celebração, forma especial; p. ex.: compra e venda de imóvel (CC, arts. 108 e 1.245).</text:p>
      <text:p text:style-name="Standard"/>
      <text:p text:style-name="Standard">- Contratos reais, que são aqueles se utimam com a entrega da coisa, feita por um contraente a outro; pex: comodato, mútuo, deposito, arras.</text:p>
      <text:p text:style-name="Standard"/>
      <text:p text:style-name="Standard">5.3 - Quanto a sua denominação</text:p>
      <text:p text:style-name="Standard"><text:tab/></text:p>
      <text:p text:style-name="Standard">- Contratos nominados, que abrangem consoante Antunes Varela, as espécies contratuais que tem por nomem juris e servem de base à fixação dos esquemas, modelos ou tipo de regulamentação específica da Lei; pex: compra e venda, permuta, doacão, locação, emprestimo, parceria rural etc</text:p>
      <text:p text:style-name="Standard"/>
      <text:p text:style-name="Standard">- Contratos inominados, que se afastam dos modelos legais, pois não são disciplinados ou regulados expressamente pelo CC ou por lei extravagante, porem são permitidos juridicamente, desde que não contrariem a lei e os costumes, ante o principio da autonomia da vontade e a doutrina do número apertus em que se desenvolvem as relações contratuais; pex: contratos sobre exploração de café (RT, 513:257-9), cessão de clientela, contrato de locação de caixa-forte etc.</text:p>
      <text:p text:style-name="Standard"/>
      <text:p text:style-name="Standard"/>
      <text:p text:style-name="Standard">5.4 - Quanto ao objeto</text:p>
      <text:p text:style-name="Standard"><text:tab/></text:p>
      <text:p text:style-name="Standard">- Contratos de alienação de bens.</text:p>
      <text:p text:style-name="Standard"/>
      <text:p text:style-name="Standard">- Contratos de trasmissão uso e gozo.</text:p>
      <text:p text:style-name="Standard"/>
      <text:p text:style-name="Standard">- Contratos de prestação de serviços.</text:p>
      <text:p text:style-name="Standard"/>
      <text:p text:style-name="Standard">- Contratos de conteúdo especial.</text:p>
      <text:p text:style-name="Standard"/>
      <text:p text:style-name="Standard"/>
      <text:p text:style-name="Standard">5.5 - Quanto ao tempo de execucao</text:p>
      <text:p text:style-name="Standard"><text:tab/></text:p>
      <text:p text:style-name="Standard">- Contratos de execucao imetiata, que são os que esgotam num só instante, mediante uma única prestação; pex: troca, compra e venda à vista.</text:p>
      <text:p text:style-name="Standard"/>
      <text:p text:style-name="Standard">- Contratos de execucao continuada, que ocorrem quando a prestação de um ou de ambos os contraentes se dá a termo; pex: compra e venda a prazo. Tais contratos, como ensina Caio Mario da Silva Pereira, são os que sobrevivem com a persistencia da obrigacao, muito embora ocorram solucoes periodicas, ate que, pelo implemento de uma condicao ou decurso de um prazo, cessa o proprio contrato; pex: locacao de coisas, prestacao de serviços e contrato de fornecimento de materia-prima.</text:p>
      <text:p text:style-name="Standard"><text:soft-page-break/></text:p>
      <text:p text:style-name="Standard"/>
      <text:p text:style-name="Standard">5.6 - Quanto à pessoa do contratante</text:p>
      <text:p text:style-name="Standard"><text:tab/></text:p>
      <text:p text:style-name="Standard">- Contratos pessoais que são aqueles em que a pessoa do contraente é considerada pelo outro como elemento determinante de sua conclusão.</text:p>
      <text:p text:style-name="Standard"/>
      <text:p text:style-name="Standard">- Contratos impessoais, que sao aqueles em que a pessoa do contratante é juridicamente indiferente.</text:p>
      <text:p text:style-name="Standard"/>
      <text:p text:style-name="Standard"/>
      <text:p text:style-name="Standard">6 - Efeitos decorrentes da obrigatoriedade do contrato</text:p>
      <text:p text:style-name="Standard"/>
      <text:p text:style-name="Standard">- Cada contratente fica ligado ao contrato sob pena de execucao ou de responsabilidade de perdas e danos.</text:p>
      <text:p text:style-name="Standard"/>
      <text:p text:style-name="Standard">- O contrato deve ser executado como se fosse lei para os que o estipularam.</text:p>
      <text:p text:style-name="Standard"/>
      <text:p text:style-name="Standard">- O contrato é irretratável e inalteravel, não podendo um dos contraentes dele se libertar ad nutum pois o liame obrigacional só poderá ser desfeito com o consentimento de ambas as partes, a menos que aja clausula que permida a uma delas a exoneraçao por sua exclusiva vontade, que esse efeito resulte da propria natureza do contrato ou que se tenha pactuado o direito de arrependimento.</text:p>
      <text:p text:style-name="Standard"/>
      <text:p text:style-name="Standard">- O juiz deverá observar estritamente o contrato, salvo naquelas hipóteses em que se poderá modifica-lo, como sucede na imprevisão, força-maior ou caso fortuito.</text:p>
      <text:p text:style-name="Standard"/>
      <text:p text:style-name="Standard"/>
      <text:p text:style-name="Standard">7 - Extinção da relacao contratual</text:p>
      <text:p text:style-name="Standard"><text:s text:c="2"/></text:p>
      <text:p text:style-name="Standard">Extingue-se normalmente o contrato pela sua execucao e o credor atestará o pagamento por meio de quitação regular (CC, arts. 319, 320, 322 e 323).</text:p>
      <text:p text:style-name="Standard"/>
      <text:p text:style-name="Standard"/>
      <text:p text:style-name="Standard">7.1 - Causas de Dissolucao do contrato anteriores ou contemporaneos à sua formacao</text:p>
      <text:p text:style-name="Standard"/>
      <text:p text:style-name="Standard"/>
      <text:p text:style-name="Standard">- Nulidade</text:p>
      <text:p text:style-name="Standard"/>
      <text:p text:style-name="Standard">- Condicao resolutiva</text:p>
      <text:p text:style-name="Standard"/>
      <text:p text:style-name="Standard">- Direito de Arrependimento</text:p>
      <text:p text:style-name="Standard"/>
      <text:p text:style-name="Standard"/>
      <text:p text:style-name="Standard">7.2 - Causa Extintivas do Contrato supervenientes à sua formação</text:p>
      <text:p text:style-name="Standard"><text:tab/></text:p>
      <text:p text:style-name="Standard">- Resolucao por inexecução voluntaria do contrato.</text:p>
      <text:p text:style-name="Standard"/>
      <text:p text:style-name="Standard">- Resolucao por inexecução contratual involuntaria.</text:p>
      <text:p text:style-name="Standard"/>
      <text:p text:style-name="Standard">- Resolucao por onerosidade excessiva.</text:p>
      <text:p text:style-name="Standard"/>
      <text:p text:style-name="Standard">- Resilicao bilateral ou distrato.</text:p>
      <text:p text:style-name="Standard"/>
      <text:p text:style-name="Standard"><text:soft-page-break/>- Resilicao unilateral.</text:p>
      <text:p text:style-name="Standard"/>
      <text:p text:style-name="Standard">- Morte de um dos contraentes.</text:p>
      <text:p text:style-name="Standard"/>
      <text:p text:style-name="Standard"/>
      <text:p text:style-name="Standard">8 - Modalidades contratuais previstas no Código Civil</text:p>
      <text:p text:style-name="Standard"><text:s text:c="2"/></text:p>
      <text:p text:style-name="Standard">- Compra e Venda: segundo Caio Mario da Silva Pereira, a compra e venda é o contrato em que uma pessoa se obriga a transferir a outra o domínio de uma coisa corpórea ou incorpórea mediante o pagamento de certo preço em dinheiro ou valor fiduciário correspondente.</text:p>
      <text:p text:style-name="Standard"/>
      <text:p text:style-name="Standard">- Troca ou permuta: segundo Clóvis Beviláqua, é o contrato pelo qual as parte se obrigam a dar uma coisa por outra que não seja dinheiro.</text:p>
      <text:p text:style-name="Standard"/>
      <text:p text:style-name="Standard">- Contrato Estimatório: é o negócio juridico em que alguem (consignatario) recebe de outrem (consignante) bens móveis, ficando autorizado a vende-los, obrigando-se a pagar um preço estimado previamente, se não restituir as coisas consignadas dentro do prazo ajustado.</text:p>
      <text:p text:style-name="Standard"/>
      <text:p text:style-name="Standard">- Doação: é o contrato em que uma pessoa, por liberdade, transfere de seu patrimonio bens ou vantagens para o de outro, que os aceita (CC art. 538).</text:p>
      <text:p text:style-name="Standard"/>
      <text:p text:style-name="Standard">- Locação: segundo Clóvis Beviláqua, a locacao é o contrato pelo qual uma das partes, mediante remuneracao paga pela outra, se compromete a fornecer-lhe, durante certo lapso de tempo de uma coisa infundível, a prestação de um serviço apreciavel economicamente ou a execuçao de alguma obra determinada.</text:p>
      <text:p text:style-name="Standard"/>
      <text:p text:style-name="Standard">- Emprestimo: conforme Coelho da Rocha, o emprestimo é o contrato pelo qual uma pessoa entrega a outra, gratuitamente uma coisa para que ela se sirva com a obrigacao de a restituir.</text:p>
      <text:p text:style-name="Standard"/>
      <text:p text:style-name="Standard">- Deposito: é o contrato pelo qual um dos contraentes (depositario) recebe de outro (depositante) um bem móvel, obrigando-se a guardá-lo, temporaria e gratuitamente, para restituilo quando lhe for exigido (CC, art. 627)</text:p>
      <text:p text:style-name="Standard"/>
      <text:p text:style-name="Standard">- Mandato: é o contrato pelo qual alguem (mandatário) recebe de outrem (mandante) poderes para, em seu nome, praticar atos ou adminstar enteresses (CC art. 653).</text:p>
      <text:p text:style-name="Standard"/>
      <text:p text:style-name="Standard">- Comissão: é o contrato pelo qual uma pessoa (comissário) adquire ou vende bens em seu próprio nome e responsabilidade, mas por ordem e por conta de outrem (comitente), em troca de certa remuneracao, obrigando-se para com terceiros com quem contrata.</text:p>
      <text:p text:style-name="Standard"/>
      <text:p text:style-name="Standard">- Agencia e Distribuição: São contratos muito comuns na seara mercantil, regulados pelas Leis n. 4.886/65 e 6.729/79, com alteração na Lei n. 8.132/90, podendo ser regidos por clausulas contratuais e supletivamente pelas normas do mandato e da comissão. O CC os prevê nos arts. 710 a 721.</text:p>
      <text:p text:style-name="Standard"/>
      <text:p text:style-name="Standard">- Corretagem ou mediação : é o contrato pelo qual uma pessoa, sem qualquer relação de dependência, se obriga, mediante remuneração, a obter para outrem um ou mais negócios, conforme as instruções recebidas, ou a fornecer-lhe as informações necessárias para a celebração de contratos (CC art. 722).</text:p>
      <text:p text:style-name="Standard"/>
      <text:p text:style-name="Standard">- Transporte: é o contrato em que uma pessoa ou empresa se obriga, mediante retribuicao, a transportar, de um local para o outro, pessoas ou coisas animadas ou inanimadas (CC art. 730).</text:p>
      <text:p text:style-name="Standard"><text:soft-page-break/></text:p>
      <text:p text:style-name="Standard">- Seguro: é o contrato em que, pelo qual uma das partes (segurador) se obriga para com a outra (segurado), mediante o pagamento de um premio, a indeniza-la de prejuizo decorrente de riscos futuros, previstos no contrato (CC art. 757)</text:p>
      <text:p text:style-name="Standard"/>
      <text:p text:style-name="Standard">- Contituição de Renda: é o contrato pelo qual uma pessoa (instituidor ou censuista) entrega certo capital, em dinheiro, bem móvel ou imóvel, a outra (rendeiro ou censuário), que se obriga a pagar-lhe, temporáriamente, renda ou prestação periódica.</text:p>
      <text:p text:style-name="Standard"/>
      <text:p text:style-name="Standard">- Jogo e aposta: é o contrato em que duas ou mais pessoas prometem, entre si, pagar certa soma àquela que conseguir um resultado favoravel de um acontecimento incerto.</text:p>
      <text:p text:style-name="Standard"/>
      <text:p text:style-name="Standard">- Fiança: é a promessa, feita por uma ou mais pessoas de satisfazer a obrigacao de um devedor, se este não a cumprir, assegurando ao credor o seu efetivo cumprimento (CC art. 818)</text:p>
      <text:p text:style-name="Standard"/>
      <text:p text:style-name="Standard">- Transacao: é um negocio juridico bilateral, pelo qual as partes interessadas, fazendo-se concessoes mutuas, previnem ou extinguem obrigacoes litigiosas ou duvidosas (CC art. 847)</text:p>
      <text:p text:style-name="Standard"/>
      <text:p text:style-name="Standard">- Compromisso: é um acordo bilateral em que as partes interessadas submetem suas controversias juridias à decisão de arbitros, compromentendo-se a acata-la subtraindo a demanda da jurisdicao da justica comum.</text:p>
      <text:p text:style-name="Standard"/>
      <text:p text:style-name="Standard">- Sociedade: é a convençao por via da qual duas ou mais pessoas, so obrigam a cojugar seus esforços ou recursos para a consecucao de um fim comum (CC art. 981)</text:p>
      <text:p text:style-name="Standard"/>
      <text:p text:style-name="P1">O Gestor de Contratos</text:p>
      <text:p text:style-name="P1"/>
      <text:p text:style-name="Text_20_body">Com o movimento de melhoria de processos dentro das grandes organizações, já na década passada, as empresas americanas começaram a implementar novos modelos de gestão de contratos empresariais, com foco na melhoria de //performance//, redução de custos, riscos e aumento de conformidades.</text:p>
      <text:p text:style-name="Text_20_body">Para Freitas 2009, a gestão de contratos passa a ter uma abrangência corporativa, não somente departamental.</text:p>
      <text:p text:style-name="Text_20_body">A gestão de contratos é a administração oficiosa de interesses alheios feita sem procuração. Clóvis Bevilaquá???? </text:p>
      <text:p text:style-name="Text_20_body">O gestor de contratos é um funcionário da administração, designado pelo ordenador de despesas, com a atribuição de acompanhar e fiscalizar a execução do contrato. Sua designação deverá estar prevista no instrumento contratual, ou formalizada em termo próprio, ou ainda em uma rotina interna, definindo suas atribuições e competências.</text:p>
      <text:p text:style-name="Text_20_body">Os gestores são profissionais dos diversos departamentos da empresa, como TI, Marketing, Vendas, Manutenção, Qualidade, RH, entre outros, e que são responsáveis pela execução de contratos das suas áreas. Freitas, 2009.</text:p>
      <text:p text:style-name="Text_20_body">O gestor é o representante legal da administração para acompanhar a execução do contrato. Assim, deve agir de forma pró-ativa e preventiva, observar o cumprimento, pela contratada, das regras previstas no instrumento contratual, buscar os resultados esperados no ajuste e trazer benefícios e economia para a organização.</text:p>
      <text:p text:style-name="Text_20_body"/>
      <text:p text:style-name="Text_20_body">Atribuições</text:p>
      <text:p text:style-name="Text_20_body"/>
      <text:p text:style-name="Text_20_body"><text:soft-page-break/>A eficiência de um contrato está diretamente relacionada com o acompanhamento de sua execução. O gestor do contrato tem grande responsabilidade pelos seus resultados, devendo observar o cumprimento. A Lei 8.666/93 atribui ao gestor autoridade para acompanhar sistematicamente o desenvolvimento do contrato, o que lhe possibilita corrigir, no âmbito de sua esfera de ação e no tempo certo, eventuais irregularidades ou distorções existentes.</text:p>
      <text:p text:style-name="Text_20_body">A atuação do gestor é detectar a necessidade de alterar uma condição contratual (prazo de entrega dos materiais, em caso de um contrato de fornecimento, p. ex.: A ele compete elaborar a justificativa técnica e demonstrar claramente a necessidade do adiantamento. Mas não pode nem dar o parecer jurídico nem assinar o aditivo, pois esses atos constituem atribuição de outros setores e pessoas que não o gestor.</text:p>
      <text:p text:style-name="Text_20_body">Nesse sentido o art. 67, estabelece que “as decisões e providências que ultrapassarem a competência do representante deverão ser encaminhadas a seus superiores em tempo hábil para adoção das medidas convenientes”.</text:p>
      <text:p text:style-name="Text_20_body">Desta forma, a competência para resolver determinado problema pode não ser do gestor. Todavia, é sua obrigação encaminhar o caso em tempo hábil para a autoridade responsável por sua solução.</text:p>
      <text:p text:style-name="Text_20_body">M. H. Diniz - Em certos casos há necessidade de tomar providências em lugar do titular do direito, para prevenir graves prejuízos.</text:p>
      <text:p text:style-name="Text_20_body">O gestor deve conhecer os vários setores e também as pessoas envolvidas nos processos de contratação, pois é preciso saber a quem encaminhar uma dúvida.</text:p>
      <text:p text:style-name="Text_20_body">De acordo com Granziera 2002:</text:p>
      <text:p text:style-name="Text_20_body"/>
      <text:p text:style-name="P4">No que se refere à execução do objeto propriamente dita, ao gestor do contrato compete, antes de tudo, conhecer tanto a legislação que rege o contrato como os termos do instrumento contratual e seus anexos, assim como a proposta técnica da contratada, quando for o caso, e sua proposta comercial, além das normas técnicas aplicáveis à execução do objeto, quando couber.</text:p>
      <text:p text:style-name="P3"/>
      <text:p text:style-name="P3">O gestor de contratos, ao atuar no acompanhamento e na fiscalização da execução o objeto do contrato, toda vez que deparar com um fato não previsto contratualmente ou contrário ao estipulado no ajuste, deve providenciar as devidas notificações, justificando sempre suas açõ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a Arraiol</meta:initial-creator>
    <meta:creation-date>2009-11-13T11:58:53.82</meta:creation-date>
    <dc:date>2009-11-13T12:59:15.92</dc:date>
    <dc:creator>Fernanda Arraiol</dc:creator>
    <meta:editing-duration>PT00H02M46S</meta:editing-duration>
    <meta:editing-cycles>2</meta:editing-cycles>
    <meta:generator>BrOffice.org/3.1$Win32 OpenOffice.org_project/310m11$Build-9399</meta:generator>
    <meta:document-statistic meta:table-count="0" meta:image-count="0" meta:object-count="0" meta:page-count="10" meta:paragraph-count="179" meta:word-count="3686" meta:character-count="23175"/>
  </office:meta>
</office:document-meta>
</file>